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611cm"/>
    </style:style>
    <style:style style:name="co2" style:family="table-column">
      <style:table-column-properties fo:break-before="auto" style:column-width="2.949cm"/>
    </style:style>
    <style:style style:name="co3" style:family="table-column">
      <style:table-column-properties fo:break-before="auto" style:column-width="1.91cm"/>
    </style:style>
    <style:style style:name="ro1" style:family="table-row">
      <style:table-row-properties style:row-height="0.529cm" fo:break-before="auto" style:use-optimal-row-height="true"/>
    </style:style>
    <style:style style:name="ta1" style:family="table" style:master-page-name="PageStyle_5f_Sheet1">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82" table:default-cell-style-name="Default"/>
        <table:table-row table:style-name="ro1">
          <table:table-cell table:style-name="pd1" office:value-type="string" calcext:value-type="string">
            <text:p>Demanda</text:p>
          </table:table-cell>
          <table:table-cell table:style-name="pd1" office:value-type="string" calcext:value-type="string">
            <text:p>Categoria</text:p>
          </table:table-cell>
          <table:table-cell table:number-columns-repeated="16382"/>
        </table:table-row>
        <table:table-row table:style-name="ro1">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DPVAT/SPVAT</text:p>
          </table:table-cell>
          <table:table-cell table:number-columns-repeated="16382"/>
        </table:table-row>
        <table:table-row table:style-name="ro1">
          <table:table-cell office:value-type="string" calcext:value-type="string">
            <text:p>OBSERVAÇÃO: 3 - Solicito que esta RECLAMAÇÃO/PEDIDO DE PAGAMENTO, seja encaminhado também ao CNSP-Conselho Nacional dos Seguros Privados, para SUSEP-Superintendência dos Seguros Privados S.A, e para a CAIXA ECONÔMICA FEDERAL, para <text:s/>que essas instituições possam também se manifestar e tomar as providências cabíveis sobre a presente reclamação.3 - Solicito que o Ministério da Fazenda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boa tarde! Venho por meio deste informar que o seguro DPVAT do Sr. Stéphane, está constando uma divergência em relação ao nome, pelo fato de constar na identificação Suiça Stéphane, já em solo Brasileiro verificar-se que <text:s/>nome vem primeiro que o sobrenome constando Stéphane. A não liberação do Seguro Dpvat não merece prosperar, haja vista que o CPF informado corresponde sim ao Sr. Stéphane, inclusive o mesmo possui visto de permanência em território brasileiro, conforme documentos em anexo. Diante disso, solicito a liberação imediato do seguro DPVAT, haja vista não existir nenhuma divergência. </text:p>
          </table:table-cell>
          <table:table-cell office:value-type="string" calcext:value-type="string">
            <text:p>DPVAT/SPVAT</text:p>
          </table:table-cell>
          <table:table-cell table:number-columns-repeated="16382"/>
        </table:table-row>
        <table:table-row table:style-name="ro1">
          <table:table-cell office:value-type="string" calcext:value-type="string">
            <text:p>Erica meu nomeFiz solicitação junto com meus 3 irmãos sendo 3 comigo, referente a indenização por morte no seguro Dpvat.Todos enviamos os mesmos documentos e somente um irmão recebeu o velor de 3mil e alguma coisa....aos demais, está sendo solicitado laudo do iml que não temos, pois não teve necropsia, <text:s/>e o BAM.Estamos enviando os documentos de forma devida e vcs dizem que não....por fim, como se não satisfeitos agora o aplicativo apresenta erro e não estamos conseguindo enviar.nenhum tipo de documento. Anexados os documentos e na hor de enviar o sistema apresenta erro.Fomos na agência da Caixa e as pessoas não sabem ou não querem ajudar.Um dia na agência fizeram.atualizacao dos dados e pediram.pra eu atualizar o app que daria certoNo outro dia a moça tentou anexar os documentos e também não conseguiu.O problema está no app, por que não conseguimos anexar nada.E também na análise pois os documentos enviados tem nexo do atropelamento com a morte.Segue anexo do erro e os documentos dos filhos que não receberam o valor.Observe que um irmão recebeu <text:s/>e os demais não. </text:p>
          </table:table-cell>
          <table:table-cell office:value-type="string" calcext:value-type="string">
            <text:p>DPVAT/SPVAT</text:p>
          </table:table-cell>
          <table:table-cell table:number-columns-repeated="16382"/>
        </table:table-row>
        <table:table-row table:style-name="ro1">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DPVAT/SPVAT</text:p>
          </table:table-cell>
          <table:table-cell table:number-columns-repeated="16382"/>
        </table:table-row>
        <table:table-row table:style-name="ro1">
          <table:table-cell office:value-type="string" calcext:value-type="string">
            <text:p>SINISTRO/PEDIDO:3333333333 VÍTIMA: Laudiane (MORTE) BENEFICIÁRIA: Laura <text:s/>REPRESENTANTE LEGAL: Maria (avó da beneficiária) PROCURADOR: Adelson <text:s/>SINISTRO/PEDIDO:3333333333 <text:s/>RECLAMAÇÃO/DENÚNCIA: Processo com mais de 3 cadastramentos, sempre com NEGATIVA DE PAGAMENTO SEM PREVISÃO LEGAL, falta de clareza nas argumentações apresentadas pela CAIXA ECONÔMICA FEDERAL que ferem contundentemente o princípio da dignidade humana. <text:s/>A/C <text:s/>ILMO SR. <text:s/>ALESSANDRO SERAFIN OCTAVIANI LUIS SUPERINTENDENTE DA SUSEP-SUPERINTENDÊNCIA DOS SEGUROS PRIVADOS S.A. <text:s/>ILMO SR. CARLOS ROBERTO ALVES DE QUEIROZ DIRETOR – CGMOP / CGFIP / CGCON <text:s/>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 <text:s/>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 <text:s/>DOS FATOS: 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 <text:s/>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 <text:s/>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text:s text:c="2"/>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 <text:s/>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 <text: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 <text:s/>Diante de todo o exposto, <text:s/>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text:s text:c="2"/>Cordialmente, <text:s/>Adelson <text:s/>- procuradorr</text:p>
          </table:table-cell>
          <table:table-cell office:value-type="string" calcext:value-type="string">
            <text:p>DPVAT/SPVAT</text:p>
          </table:table-cell>
          <table:table-cell table:number-columns-repeated="16382"/>
        </table:table-row>
        <table:table-row table:style-name="ro1">
          <table:table-cell office:value-type="string" calcext:value-type="string">
            <text:p>No dia 33 de maio deste ano, solicitei o seguro DPVAT <text:s/>NUMERO 3333333333 , o mesmo foi aprovado e não consigo receber por ter uma restrição junto a CAIXA ECONOMICA FEDERAL , fui ate a agencia 3333 em jurema caucaia- ce ,atendida pelo gerente na qual tive o conhecimento que meu CPF esta com restrição, o que impede de abrir uma conta social ou qualquer outra, seja poupança ou corrente. ocorre que necessito deste seguro, fiquei viuva, <text:s/>estou desempregada, com uma filha menor... Peço encarecidamente uma solução para receber, em folha ou em outra conta de minha titularidade. </text:p>
          </table:table-cell>
          <table:table-cell office:value-type="string" calcext:value-type="string">
            <text:p>DPVAT/SPVAT</text:p>
          </table:table-cell>
          <table:table-cell table:number-columns-repeated="16382"/>
        </table:table-row>
        <table:table-row table:style-name="ro1">
          <table:table-cell office:value-type="string" calcext:value-type="string">
            <text:p>Por meio deste, venho registrar reclamação sobre o atendimento de agendamento de pericias para o seguro DPVAT. BENEFICIÁRIO: <text:s/>HELIO, CPF n° 333.333.333-33. Pedido DPVAT n° 3333333333. Este solicitou o seguro a mais de 33 dias e a solicitação foi para agendamento de pericia dia 33/33/3333, a pericia foi agendada para o dia 33/33/3333, o beneficiário compareceu a clinica mas foi informado de que o medico não atenderia naquele dia, somente na próxima semana. Novamente foi agendada nova pericia para o dia 33/33/3333, porem ocorreu o mesmo fato, foi informado de que o medico não estava presente e que não atenderia nesta semana. Diante de tais fatos o beneficiário tem sofrido danos, pois esta em estado delicado para se locomover, tendo este que fazer grande esforço para estar saindo de casa, devido o acidente de transido sofrido. Peço para que a clinica em questão seja notificada para responder sobre tais desídias e falta de compromisso com os pacientes. Clinica Planvida - Avenida Evangelizadora Neusa Dourado, 333, Núcleo Urbano, 33333-333. Médico: DR. Luis . EM ANEXO OS DOCUMENTOS COMPROBATORIOS. </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DPVAT/SPVAT</text:p>
          </table:table-cell>
          <table:table-cell table:number-columns-repeated="16382"/>
        </table:table-row>
        <table:table-row table:style-name="ro1">
          <table:table-cell office:value-type="string" calcext:value-type="string">
            <text:p>OBSERVAÇÃO: 3 - Solicito que esta RECLAMAÇÃO/PEDIDO DE PAGAMENTO, seja encaminhado também ao CNSP-Conselho Nacional dos Seguros Privados, para que o mesmo possa também se manifestar e tomar as providências cabíveis sobre a presente reclamação.3 - Solicito que a SUSEP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VÍTIMA: G (invalidez permanente – mora no interior do estado)Procurador: ASINISTRO/PEDIDO:3333333333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DE NÚMERO 3333333333,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Anexo II – Procedimentos para análise dos pedidos e pagamento das indenizaçõesArtigo 3° - Este anexo dispõe sobre os procedimentos a serem adotados pelo Agente Operador para análise dos pedidos e pagamento das indenizações;Artigo 3° - Para fins de liquidação do sinistro, a vítima ou o beneficiário deverá apresentar ao Agente Operador a seguinte documentação, em função de cobertura reclamada:II – Indenização por Invalidez Permanente:a) Registro de ocorrência expedido pela autoridade policial competente;c)Cópia de documentação de identificação da vítima;Artigo 3°, § 3° - Nas localidades em que o IML responsável não possa por qualquer razão expedir o laudo a que se refere a alínea “b” do inciso II deste artigo, poderá ser admitido laudo de outra instituição pública ou privada;Artigo 3°, § 3° - Caso entenda necessário o Agente Operador poderá efetuar perícia para qualificar a extensão das lesões físicas ou psíquicas da vítima e atestar o estado de invalidez, de acordo com os percentuais de tabela constante do anexo da Lei n° 3.333 de 3333;Artigo 3°, § 3° - Caso seja detectado falha, de ordem formal, em um dos documentos mencionados neste artigo, ou a existência de indícios de fraude, a vítima ou beneficiário deverá ser formalmente notificado, no prazo máximo de 33 dias a contar do recebimento da documentação, acerca da interrupção do prazo para o pagamento da indenização, devendo ser solicitados, quando necessários, os documentos ou esclarecimentos para elucidação dos fatos;Artigo 3°, § 3° - Uma vez esclarecidos os fatos ou sanada pelo beneficiário a falha indicada na notificação, a indenização e/ou reembolso deverá ser pago no prazo máximo de 33 dias, a contar da data do recebimento da resposta;Capítulo III – Dos pedidos...Artigo 3°, I – A recepção dos pedidos de indenização;Artigo 3°, II – A análise desses pedidos e a verificação de pressupostos necessários para o pagamento com a realização de perícia médica quando necessário;Artigo 3°, III – Análise e pagamento dos indenizações relativas a esses pedidos, em prazo não superior a 33 dias, contados da solicitação inicial ou <text:s/>da apresentação completa da documentação que comprova o direito, incluídos aqueles necessários ao deferimento do pedido;Artigo 3° - O Agente Operador deverá observar os procedimentos descritos no Anexo II desta Resolução para análise dos pedidos e pagamentos das indenizações;Artigo 3° - O pagamento das indenizações as vítimas e aos beneficiários, na forma da Lei, serão prestados mediante simples prova do acidente e do dano decorrente independente da existência de culpa, abolida qualquer franquia de responsabilidade da vítima ou do beneficiário;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sofri um acidente de transito em 33/33/33 e em 33/33/33 dei entrada no DPVAT 3333333333 e desde então começou minha saga, pelo APP não consigo concluir pois abriu pendencia e o sistema falha, liguei no 3333 me mandaram procurar a agencia da minha cidade Arapongas/Pr que eles poderiam resolver, fui ate lá 3x por 3 semanas seguidas, pois o unico funcionario que foi treinado para dpvat estava de ferias e depois teve dengue, ok! depois que consegui falar com ele, ele também não sabe o que fazer e disse que ia tentar, levei tudo de novo os papeis fisicos que ele pediu e isso ja fazem 3 semanas, e não tenho um retorno. A seguradora da Caixa que comprou o DPVAT não soluciona o meu problema e sem contar que estar exigindo algo surreal, como tenho Unimed maioria dos gasto eu fiz pelo plano, pediram as faturas completas, comprovante de pagamento das faturas e o comprovante de modo que foi pago, ate o atendente da caixa da cidade não entendeu tal solicitação. Hoje 33/33/33 fui na caixa de novo e o atendente foi transferido, não ficou ninguem em especifico para atender, preciso voltar la e pegar uma senha e rezar para quem me atender ter boa vontade em me ajudar, pois das outras vezes que eu fui não encontrei isso! Quero registra minha reclamação e pedir um retorno por parte do departamento que supervisiona os seguros que sei que é a SUSEP, pois por ser orgão do governo a Caixa não temos muitos meios de reclamar, tudo e muito moroso e dificil, so estou pedindo o que me e de direito.</text:p>
          </table:table-cell>
          <table:table-cell office:value-type="string" calcext:value-type="string">
            <text:p>DPVAT/SPVAT</text:p>
          </table:table-cell>
          <table:table-cell table:number-columns-repeated="16382"/>
        </table:table-row>
        <table:table-row table:style-name="ro1">
          <table:table-cell office:value-type="string" calcext:value-type="string">
            <text:p>SINISTRO/PEDIDO:3333333333VÍTIMA: Williame (MORTE)BENEFICIÁRIA: Hanna (filha da vítima, e menor de 3 anos de idade)REPRESENTANTE LEGAL: Eliomiro (avô da beneficiária, com termo de guarda expedido pela Justiça do Amazonas)PROCURADOR: Adelson <text:s/>RECLAMAÇÃO/DENÚNCIA: Processo devidamente cadastrado no APP CAIXA DPVAT, onde a CAIXA pendenciou o pedido alegando que alguns documentos estavam ilegíveis, solicitei do avô, representante legal da vítima menor de idade, todos os documentos solicitados em originais, digitalizei os mesmos em digitalizador, ou seja, as cópias foram enviadas de forma legível a CAIXA, e ainda assim, como sempre tem feito, nos que parece ser atualmente o modus operandi da CAIXA ECONÔMICA FEDERAL, a mesma promoveu mais uma vez,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DOS FATOS:3 – No dia 33/33/3333, o senhor WILLIAME, foi vítima fatal de acidente de trânsito, conforme certidão de óbito em anexo, insta esclarecer, que a filha da vítima, a citar, HANNA, (menor de 3 anos de idade), está sendo criada atualmente pelo seu avô e representante legal, a citar, ELIOMIRO, conforme faz prova o TERMO DE GUARDA expedido pela Justiça do Estado do Amazonas.3 – O pedido administrativo junto à CAIXA foi cadastrado no dia 33/33/3333, sendo que nos dias 33/33/3333 e 33/33/3333, o pedido foi pendenciado, sendo solicitado nestas pendências, apenas cópias mais legíveis da documentação enviada, o que de pronto foi realizado por este procurador, que solicitou do representante legal da beneficiária, os documentos originais e digitalizou pessoalmente esses documentos antes de enviar a CAIXA, dando fim a todas as pendências informadas e ainda enviando cartas complementares e elucidativas acerca do presente pedido administrativo.3 – Com base nas informações e orientações realizadas pela CAIXA, me parece razoável afirmar, que qualquer pessoa, com um mínimo de intelecto possível, iria deduzir que se fosse enviadas corretamente todas as pendências/solicitações exigidas pela CAIXA, <text:s/>que a CAIXA iria efetuar o devido pagamento indenizatório da beneficiária, TODAVIA, NÃO FOI ISTO QUE OCORREU, NA CONTRA-MÃO DO QUE DEVERIA FAZER, A CAIXA MAIS UMA VEZ CRIA AS SUAS PRÓPRIAS LEIS E IDENFERE O PEDIDO ADMINISTRATIVO, SUGERINDO A ESTE PROCURADOR PARA CADASTRAR O PROCESSO NOVAMENTE E AGUARDAR PARA O PROSSEGUIMENTO DO PEDIDO, O QUE É UM ABSURDO. 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Diante de todo o exposto, 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Cordialmente,Adelson - procurador</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sou advogada inscrita na OAB/RJ, sob o nº 333.333, solicitei indenização por morte do seguro DPVAT, para um cliente, juntei toda a documentação necessária, porém, mesmo após a juntada de todos documentos exigidos pela CEF, minha cliente teve o indeferimento do pedido, motivo o qual <text:s/>foi proposta ação judicial na Justiça Federal Subseção Nova Iguaçu/RJ. Ainda assim, continuam negando o direito ao recebimento pela minha cliente e Autora o direito ao seguro, mesmo após comprovado com os documentos necessários.Seguem abaixo dados pertinentes para a fundada reclamação:Dados processo administrativo:nº pedido administrativo: 3333333333Cpf da solicitante: 333.333.333-33Benefiiária: Emilly Dados processo judicial:processo Judicial nº: 3333333-33.3333.3.33.33333ª VF de São João de Meriti/RJ</text:p>
          </table:table-cell>
          <table:table-cell office:value-type="string" calcext:value-type="string">
            <text:p>DPVAT/SPVAT</text:p>
          </table:table-cell>
          <table:table-cell table:number-columns-repeated="16382"/>
        </table:table-row>
        <table:table-row table:style-name="ro1">
          <table:table-cell office:value-type="string" calcext:value-type="string">
            <text:p>Venho por meio deste, reclamar sobre o processo de seguro Dpvat, onde eu como procuradora encaminhei toda a documentação e não analisaram. A vítima tem sequelas , passou por duas perícias médicas onde foi recusado. Agora eu encaminhei nova documentação médica, declarando a segura e em menos de 3 dia de processo cadastrado eles negaram, sem ao menos analisarem a documentação. Peço análise do processo e nova perícia médica.Nome da vítima Diego <text:s/>- CPF - 333.333.333-33</text:p>
          </table:table-cell>
          <table:table-cell office:value-type="string" calcext:value-type="string">
            <text:p>DPVAT/SPVAT</text:p>
          </table:table-cell>
          <table:table-cell table:number-columns-repeated="16382"/>
        </table:table-row>
        <table:table-row table:style-name="ro1">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DPVAT/SPVAT</text:p>
          </table:table-cell>
          <table:table-cell table:number-columns-repeated="16382"/>
        </table:table-row>
        <table:table-row table:style-name="ro1">
          <table:table-cell office:value-type="string" calcext:value-type="string">
            <text:p>Boa tarde,Pedido 3333333333, vítima menor mora na zona rural de Alto Araguaia, a empresa toledo agendou a perícia médica para uma profissional em Mineiros Goiás, que dar 33 km de distância da vítima, o horario de onibus para essa região são as 33 horas, 33:33 horas e 33 horas, a perícia agendada <text:s/>para as 33 hrs, então ele terá que ir um dia antes, custear hotel, juntamente com sua genitora, os mesmos informaram que não tem condições de custear a viagem, repassei a informação para a empresa, e simplesmente fui informado que é regra, exigência da gestora, levo aos conhecimentos, pois a vítima sequelada deixará de receber, por incompreensão da prestadora de serviço, pois os mesmo tem médicos disponíveis na tela perícia . Seguro Dpvat Caixa Econômica Federal</text:p>
          </table:table-cell>
          <table:table-cell office:value-type="string" calcext:value-type="string">
            <text:p>DPVAT/SPVAT</text:p>
          </table:table-cell>
          <table:table-cell table:number-columns-repeated="16382"/>
        </table:table-row>
        <table:table-row table:style-name="ro1">
          <table:table-cell office:value-type="string" calcext:value-type="string">
            <text:p>OBSERVAÇÃO: Gostaria que esta RECLAMAÇÃO/PEDIDO DE PAGAMENTO, fosse encaminhado também para o CNSP-Conselho Nacional dos Seguros Privados e para a SUSEP-Superintendência dos Seguros Privados S.A., para que os mesmos pudessem se manifestar sobre esta reclamação.*** DENÚNCIA <text:s/>À CAIXA ECONÔMICA FEDERAL ***PEDIDO: 333333333333333 - BENEFICIÁRIA: LPROCURADOR: APrezado(a)s,EXISTE UMA FAMÍLIA NESTE EXATO MOMENTO, NO INTERIOR DO AMAZONAS, <text:s/>PASSANDO POR EXTREMAS DIFICULDADES FINANCEIRAS E ALIMENTÍCIAS, POR CONTA DE UM ATO DESUMANO E DESASTROSO QUE VEM OCORRENDO EM RELAÇÃO AO PAGAMENTO DA INDENIZAÇÃO DO SEGUTO DPVAT POR MORTE A SUA BENEFICIÁRIA.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3 – Demos entrada no pedido de indenização 3 vezes, nas seguintes datas: 33/33/3333, 33/33/3333, 33/33/3333, 33/33/3333 e 33/33/3333;3 – Sempre enviamos todos os documentos que nos foram solicitados, ainda assim, em alguns destes pedidos que eu protocolei, o INDEFERIMENTO FOI PRATICAMENTE IMEDIATO;3 – Somente no último protocolamento de pedido que realizei no dia 33/33/3333, é que a CAIXA me indefere o pedido com a seguinte argumentação: “O PEDIDO NÃO FOI APROVADO DEVIDO A EXISTÊNCIA DE PEDIDO DE INDENIZAÇÃO NA BASE DE DADOS COM CARACTERÍSTICAS IGUAIS A ESTE PEDIDO.”;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Minhas solicitações são:-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 Requer que a CAIXA ECONÔMICA FEDERAL, através de seus GESTORES, inclusive a sua presidenta, Sra. R, corrija esse problema com a maior brevidade possível, promovendo o pagamento da indenização aqui pleiteada, por ser medida de Justiça e de Direito.Meus questionamentos são:3 – Por quê um pedido que foi cadastrado em 33/33/3333, destarte, com mais de 333 dias ainda não foi indeferido, enquanto que uma boa parte dos processos cadastrados em todo Brasil estão tendo indeferimentos precoces ? 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Acreditando sempre no diálogo para a resolução dos problemas,Pede e aguarda deferimento,</text:p>
          </table:table-cell>
          <table:table-cell office:value-type="string" calcext:value-type="string">
            <text:p>DPVAT/SPVAT</text:p>
          </table:table-cell>
          <table:table-cell table:number-columns-repeated="16382"/>
        </table:table-row>
        <table:table-row table:style-name="ro1">
          <table:table-cell office:value-type="string" calcext:value-type="string">
            <text:p>SINISTRO/PEDIDO:3333333333 – INVALIDEZ SINISTRO/PEDIDO:3333333333 – DAMS – DESPESAS MÉDICAS VÍTIMA: Maicon PROCURADOR: Adelson RECLAMAÇÃO/DENÚNCIA: Os processos foram devidamente cadastrados no APP CAIXA DPVAT, sendo que pedido de invalidez já é o quarto cadastramento e o de dams-despesas médicas, já é a segunda vez, <text:s/>salientando ainda que no primeiro cadastramento de invalidez, a vítima chegou a fazer perícia médica, isto é, não foi encontrado nenhuma não-conformidade na análise documental dos documentos da vítima, ensejando na realização de sua perícia por tele-medicina, tendo o pedido por invalidez naquele momento ter sido negado pelo fato de que a vítima ainda estava fazendo tratamento de fisioterapia, no que concordamos plenamente com esta negativa/indeferimento. Ocorre que posteriormente, quando a vítima finalizou o seu tratamento de fisioterapia no dia 33/33/3333, por não ter mais recursos financeiros para o tratamento supra, foi dado entrada novamente no pedido de indenização do seguro dpvat por invalidez permanente e de ressarcimento de despesas médicas junto à CAIXA ECONÔMICA FEDERAL, que ao contrário do que fez no cadastramento primário do pedido onde não encontrou em sua análise documental pendência alguma, desta vez, pasmem, com a mesma documentação da vítima, a CAIXA vem promovendo incansáveis pendências e indeferimentos aos pedidos apresentados.Nos parece razoável afirmar, que atualmente este parece ser o modus operandi da CAIXA ECONÔMICA FEDERAL, a mesma fica promovendo inúmeras vezes,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DOS FATOS:3 – No dia 33/33/3333, o senhor MAICON, sofreu acidente de trânsito com invalidez permanente, uma vez que em decorrência do acidente de trânsito sofrido, <text:s/>o mesmo passou a conviver com as seguintes sequelas, “FRATURAS MÚLTIPLAS DO MSD-MEMBRO SUPERIOR DIREITO, TRAUMA DO MÚSCULO E TENDÃO DO TRICEPS, PERDA DE MUSCULATURA DO MSD, FRATURA DA CLACÍVULA, DOR, FALTA DE FORÇA E IMPOTÊNCIA FUNCIONAL EM MSD, CID T33, S33.3, S33, S33.3, M33”3 – Foram dadas inúmeras entradas nos pedido administrativos do seguro dpvat, por invalidez permanente e despesas médicas-dams(tratamento de fisioterapia), sendo que todas as vezes os pedidos foram indeferidos, nesta derradeira vez, a CAIXA apresentou como argumentação aos seus indeferimentos a justificativa de que a data do fato presente no boletim de ocorrência, estava divergente a data do fato presente no boletim de atendimento médico-bam, O QUE NÃO É VERDADE, conforme fazem provas as documentações enviadas a CAIXA em anexo, quais sejam, DELCARAÇÃO SAMU, BOLETIM DE OCORRÊNCIA, PRONTUÁRIOS MÉDICOS.3 – Com base nas informações e orientações realizadas pela CAIXA, me parece razoável afirmar, que qualquer pessoa, com um mínimo de intelecto possível, iria deduzir que se fosse enviadas corretamente todas as pendências/solicitações exigidas pela CAIXA, <text:s/>que a CAIXA iria efetuar o devido pagamento indenizatório de invalidez permanente e despesa médicas-dams da vítima, TODAVIA, NÃO FOI ISTO QUE OCORREU, NA CONTRA-MÃO DO QUE DEVERIA FAZER, A CAIXA MAIS UMA VEZ CRIA AS SUAS PRÓPRIAS LEIS E IDENFERIU OS PEDIDOS ADMINISTRATIVOS REALIZADOS, SUGERINDO A ESTE PROCURADOR PARA CADASTRAR OS PROCESSOS NOVAMENTE E AGUARDAR PARA O PROSSEGUIMENTO DO PEDIDO, O QUE É UM ABSURDO. Diante de todo o exposto, REQUER QUE A PRÓPRIA SUSEP-SUPERINTENDÊNCIA DOS SEGUROS PRIVADOS, PROMOVA ANÁLISE DOCUMENTAL NOS PEDIDOS DE INVALIDEZ PERMANENTE <text:s/>E DESPESAS MÉDICAS DAMS DA VÍTIMA EM QUESTÃO, QUE ESTÃO SENDO ENVIADOS EM ANEXO, E CASO SEJA CONFIRMADO POR ESTE DISTINGUIDO ORGÃO TODAS AS INFORMAÇÕES ALINHAVADAS LINHAS ACIMA, OU SEJA, QUE OS PEDIDOS ENCONTRAM-SE APTO/APROVADOS, QUE A SUSEP DETERMINE A CAIXA ECONÔMICA FEDERAL PARA PAGAR AS INDENIZAÇÃO E RESSARCIMENTOS <text:s/>DO SEGURO DPVAT EM APREÇO, COM A MAIOR BREVIDADE POSSÍVEL. Cordialmente,Adelson - procurador</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Me chamo Marli , estou entrando em contato com vocês para me ajudar referente a indenização seguro DPVAT junto a Caixa Econômica Federal. Relato:Em 33.33.33 sofri um acidente de motocicleta onde eu era a condutora do veículo.Fraturei o pé direito ( quinto metatarso).Fiquei 33 meses afastada de minhas atividades profissionais em recuperação.Em 33.33.33 entrei com pedido de indenização junto ao DPVAT protocolo *333333333* Foi agendado uma perícia médica no hospital Santa Genoveva com médico períto Dr. Rodrigo, o mesmo me disse que o pedido ia ser indeferido porque eu estava em tratamento, somente após alta médica deveria abrir novo pedido é disse que devido a lesão o seguro pagaria um valor um pouco maior.Posteriormente em 33.33.33 Dei entrada novamente no seguro DPVAT através do protocolo : *333333333*, seguradora solicitou que eu enviasse despesas médicas hospilares, ( todas foram enviadas nesse protocolo). Não entendi a pendência.Na ocasião do acidente fui socorrida pelo corpo de bombeiros e levada a uma unidade de saúde ( Sus) onde tive pé engessado é fui medicada.Posteriormente médico pediu para realizar no mínimo 33 sessões de fisioterapia.Realizei a fisioterapia particular porque pelo ( Sus) estava demorando muito.Encaminhei toda a documentação para a seguradora junto com a nota fiscal das despesas com a <text:s/>fisioterapia é mesmo assim foi rejeitado.Dia 33.33.33 estive em uma agência da Caixa Econômica com todos os documentos para dar entrada novamente protocolo: *3333333* recebi na data de ontem 33.33.33 informação com a mesma pendência que diz exatamente assim:*Motivo da rejeição**M33 despesas médicas sem prescrição**Envie a prescrição médica relativa aos comprovantes das despesas apresentadas na solicitação para prosseguimento da análise do pedido*Em ambas as solicitações foi encaminhado esses documentos: o pedido do médico, nota fiscal da fisioterapia, agora não sei mais o que fazer.Gostaria que me ajudassem visto que recebi por vários dias constantes <text:s/>ligações de pessoas estranhas querendo saber se eu queria que eles dessem entrada no DPVAT.Daí fiquei me perguntando será que eles reembolsam somente quando terceiros fazem a solicitação? <text:s/>ou será que existe algum esquema de ganhos? *Em anexo segue documentos*Por favor me ajudem.</text:p>
          </table:table-cell>
          <table:table-cell office:value-type="string" calcext:value-type="string">
            <text:p>DPVAT/SPVAT</text:p>
          </table:table-cell>
          <table:table-cell table:number-columns-repeated="16382"/>
        </table:table-row>
        <table:table-row table:style-name="ro1">
          <table:table-cell office:value-type="string" calcext:value-type="string">
            <text:p>Em 33/33/3333 - Protocolo 3333333333 foi aberto o pedido de indenização por invalidez permanente do seguro DPVAT via aplicativo DPVAT Caixa, após analise documental deferida a vítima foi submetida a uma avaliação médica no dia 33/33/3333, por meio de telemedicina, na ocasião a expert atestou 33 dias de tratamento a vítima a contar da data da realização da perícia médica desta forma, a caixa finalizou o protocolo com indeferimento. Sendo assim, em 33/33/3333 a vítima, por meios próprios, realizou novo atendimento médico de forma presencial com o médico traumatologista e Ortopedista no qual foi atestado que seu quadro evoluiu com alta médica desta forma, foi aberto um novo pedido de indenização no mesmo dia da consulta em 33/33/3333 - Protocolo 3333333333 e anexado tal documento, após analise documental, pedido foi recusado pela caixa mantendo a conduta da analise anterior sem submeter o cliente a uma nova avaliação médica.Não concordamos com a recusa pela caixa e abrimos um protocolo de reclamação via canal procurador sob protocolo 333333.3333.3 relatando que vítima deveria ser submetida a uma nova avaliação médica tendo em vista a apresentação de um fato novo. Pedido aberto em 33/33/3333 - Protocolo 3333333333, novamente recebemos a resposta de indeferimento mantendo a conduta da primeira análise, ignorando o documento médico anexado ao pedido.Insatisfeito com a resposta da caixa, anexamos uma segunda opinião médica por meio de telemedicina no qual atestou alta médica em 33/33/3333, juntamos o documento ao um novo pedido de indenização aberto em 33/33/3333 – Protocolo 3333333333 afim que novamente fosse avaliado e se necessário submetido a uma nova perícia médica, caixa manteve o indeferimento.A alta médica é o ato pelo qual o médico declara que o paciente está apto a retornar às suas atividades normais após um tratamento médico ou uma internação hospitalar. A alta médica é um ato unilateral do médico, que deve ser baseado em critérios objetivos e em evidências médicas que comprovem a melhora do estado de saúde do paciente, desta forma é possível afirmar que um paciente que apresenta limitações em um atestado médico no primeiro momento pode melhorar ou piorar de uma lesão médica, ou seja uma evolução. Assim, é importante que o médico avalie regularmente a evolução do quadro clinico do paciente. Caso o paciente apresente melhora do quadro clínico, o médico pode conceder uma alta médica, indicando que o paciente está apto a retomar suas atividades normais. Por outro lado, se o paciente apresentar piora do quadro clínico, o médico pode indicar a necessidade de um afastamento ou de uma revisão do atestado médico.Sendo assim, administradora não poderia recusar o documento médico que evidencia um alta médica, baseada em informações anteriores, no mínimo deveria encaminhar a vítima para uma nova avaliação se julgar necessário. Desta forma realizo a denúncia contra Caixa Econômica Federal a fim de apurar a conduta e indenizar a vítima sobre as lesões apresentadas e correções sobre período e ficou sem avaliação correta, conforme escabece a Lei Federal 3.333/33.</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 SUSEP, estou escrevendo em relação ao meu requerimento de indenização do seguro DPVAT, da (Seguradora Líder), que foi submetido via meu advogado em 33/33/3333. Até o momento, não recebi o número do cadastro necessário para acompanhar o processo, entrei em contato com a ouvidoria da seguradora líder através de email, mas não me informaram número de cadastro, Gostaria de solicitar encarecidamente que vocês me forneçam as informações necessárias para que eu possa acompanhar o status do meu processo.Agradeço antecipadamente pela sua atenção e aguardo ansiosamente uma resposta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Venho registrar essa reclamação, pois o meu filho faleceu e estou tentando receber o seguro dpvat, no qual ja foi negado por diversas vezes. Justificativas infundadas uma <text:s/>vez que a documentação esta completa e conforme exigido pela caixa seguradora dpvat.Minha esposa a outra beneficiaria ja recebeu a indenização, e eu ainda nao.A documentação esta toda completa. Deixo aqui a minha insatisfação tendo em vista que já estou muito abalado com a morte do meu filho e ainda preciso passar por todos esses constrangimentos.Peço que a caixa econômica analise o meu pedido de numero 3333333333 e façam o pagamento da minha indeniz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Sofri um acidente passando 33 dias em coma , com invalidez permanente devido a perda da audição direita, com gastos no transporte de UTI móvel com equipe de um médico e dois enfermeiros porém, o valor pago pelos danos sofridos foram apenas 33% do seguro mesmo com invalidez permanente adquirida.Na perícia médica não foi olhado os prontuários e receitas do tratamento feito .(Complementação em 33/33/3333)Segue em anexo toda documentação que possa comprovar danos sofridos e despesas com UTI móvel e equipe médica. Há outra manifestação sob análise de vocês , meu auxílio doença devido esse acidente até hoje não foi pago. Situação extremamente difícil .Fico no aguardo da ANÁLISE documental.O número de pedido do DPVAT é: <text:s/>3333333333</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AÇÃO DE INDENIZAÇÃO DPVATPEDIDO: 3333333333 - SOLICITAÇÃO PENDENTESOLICITO QUE MEUS DOCUMENTOS SEJAM ANEXADOS AO PROCESSO, POIS SÓ CONSEGUI ANEXAR UM.SEGUE SOCUMENTOS</text:p>
          </table:table-cell>
          <table:table-cell office:value-type="string" calcext:value-type="string">
            <text:p>DPVAT/SPVAT</text:p>
          </table:table-cell>
          <table:table-cell table:number-columns-repeated="16382"/>
        </table:table-row>
        <table:table-row table:style-name="ro1">
          <table:table-cell office:value-type="string" calcext:value-type="string">
            <text:p>Sofri acidente no dia 33/33/3333, por volta das 33h33min, ao trafegar de motocicleta na Rua da Escola Olindina Nunes Freire, situada no Bairro Engenho, na cidade de Pedreiras/MA. Em razão do referido acidente, tive que me submeter a tratamentos médicos. Relatório odontológico em anexo (EXAMES DO DIA 33/33/3333).Diante disso, possuindo direito assegurado em Lei, busquei amparo através de pedido de indenização junto à SEGURADORA DO SEGURO DPVAT. Juntei os documentos pertinentes, legalmente previstos e que são costumeiramente solicitados, requeri no dia 33/33/3333 indenização do Seguro DPVAT para cobertura de Despesas Médicas e Hospitalares visando a quantia a que faço jus em decorrência do Seguro Obrigatório (DPVAT/DAMS). Já que não tenho direito a indenização por invalidez permanente. Pedido cadastrado com o número 3333333333.Certa do recebimento da indenização, aguardei resposta da CAIXA, tamanha fora a surpresa quando informada pela seguradora que meu pedido foi negado sob o argumento de que o comprovante de despesas apresentados referem-se a tratamento incompatível com o acidente, o que não se coaduna com a realidade.Ou seja, todos os documentos juntados ao pedido levam ao entendimento de que foram consideráveis as perdas funcionais e dificuldades físicas remanescentes e o dispêndio de valores ao tratamento necessário, porém, a seguradora nega, sumariamente, o pedido indenizatório, adotando entendimento diverso do claramente previsto na legislação que trata do tema.Apresentei todo o relatório e orçamento odontológico concedido pelo médico responsável pelo tratamento. A partir dos referidos documentos, percebe-se que o valor do tratamento é deveras alto, motivo pelo qual parcelou-se o pagamento do mesmo. Dessa forma, apresentei os comprovantes referentes às parcelas já pagas pelo tratamento. Além disso, é importante frisar que os recibos apresentados estão em nome do Sr. G, pois o mesmo é esposo da requerente e, por ocasião do atendimento odontológico foram preenchidos no nome dele. Reforço que todos os dentes que perdi eram naturais e por isso, sei que estou amparada pelo seguro. Por fim, verifica-se que, foram juntados todos os documentos necessários conforme exigências e modelos disponibilizados no Aplicativo do DPVAT.Assim, em atenção ao previsto na Lei 3.333/33, merece acolhimento o meu pedido e a seguradora deveria fazer o pagamento de indenização do seguro DPVAT.Podem me ajudar, por favor!Já até pedi a reanálise do pedido no aplicativo (Proc. n 3333333333).</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boa tarde!! Estive na Caixa Econômica Federal para solicitar o DPVAT referente ao falecimento do meu esposo em virtude de um acidente de carro, e me informaram que é necessário colocar o seguro (DPVAT) no inventário para eles poderem pagar. Gostaria de saber se essa informação PROCEDE?. O QUE EU DEVO FAZER?No aguardo. Atenciosamente.</text:p>
          </table:table-cell>
          <table:table-cell office:value-type="string" calcext:value-type="string">
            <text:p>DPVAT/SPVAT</text:p>
          </table:table-cell>
          <table:table-cell table:number-columns-repeated="16382"/>
        </table:table-row>
        <table:table-row table:style-name="ro1">
          <table:table-cell office:value-type="string" calcext:value-type="string">
            <text:p>Sendo esta superintendência também responsável pelo seguro DPVAT, solicito que se manifestem junto a Caixa em nosso favor para o recebimento da indenização, já disponível a quase um mês e a Caixa se nega a pagar.Já dei várias sugestões como uma ordem de pagamento autorizando saque um parcial, onde o app Caixa Tem permita a movimentação da conta social, pois o valor que tem é maior do que o permitido pelo app, Disseram que não podem autorizar esse saque. Já solicitei o encerramento dessa conta com a transferência do valor via PIX para o mesmo CPF, também negaram. Solicitei a transformação dessa poupança social digital pra uma normal onde possa sacar, também negam. Gostaria de saber se alguém pode me ajudar pois os protocolos abertos sempre são respondidos com não e precisamos muito do dinheiro que está disponível a dias.</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úvida sobre quem são os beneficiários legai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roblemas com o recebimento da indenizaçã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solicitação de informações sobre a apólic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atraso no pagamento da indenizaçã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problema na liberação de valores após acidente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dúvidas sobre cobertura do segur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pedido de reanálise de sinistro indeferid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dúvidas sobre cobertura do segur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erro no cadastro dos beneficiário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dúvida sobre quem são os beneficiários legai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solicitação de informações sobre a apólice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dúvidas sobre cobertura do segur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dúvida sobre quem são os beneficiários legai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atraso no paga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pedido de auxílio para acelerar processo de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dúvidas sobre cobertura do segur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problemas com o recebimento da indenizaçã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roblemas com o recebimento da indenizaçã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erro no cadastro dos beneficiários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solicitação de informações sobre a apólic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problema na liberação de valores após acident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dificuldades no processo de perícia médica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ificuldades no processo de perícia médica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erro no cadastro dos beneficiário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dúvida sobre quem são os beneficiários legai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solicitação de informações sobre a apólice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erro no cadastro dos beneficiário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erro no cadastro dos beneficiário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erro no cadastro dos beneficiários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edido de reanálise de sinistro indeferid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roblemas com o recebimento da indenizaçã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solicitação de informações sobre a apólic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solicitação de informações sobre a apólice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úvidas sobre cobertura do segur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edido de auxílio para acelerar processo de indenizaçã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atraso no paga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erro no cadastro dos beneficiário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solicitação de informações sobre a apólice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erro no cadastro dos beneficiário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úvida sobre quem são os beneficiários legai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roblema na liberação de valores após acident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solicitação de informações sobre a apólic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pedido de reanálise de sinistro indeferid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roblemas com o recebi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 sobre quem são os beneficiários legai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atraso no pagamento da indenizaçã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úvida sobre quem são os beneficiários legai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 sobre quem são os beneficiários legai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úvida sobre quem são os beneficiários legai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dificuldades no processo de perícia médica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solicitação de informações sobre a apólic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atraso no pagamento da indenizaçã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roblema na liberação de valores após acidente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s sobre cobertura do segur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problemas com o recebimento da indenizaçã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s sobre cobertura do segur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atraso no pagamento da indenizaçã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úvida sobre quem são os beneficiários legai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solicitação de informações sobre a apólic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erro no cadastro dos beneficiário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dificuldades no processo de perícia médica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roblema na liberação de valores após acidente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dúvida sobre quem são os beneficiários legai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úvidas sobre cobertura do segur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dúvidas sobre cobertura do segur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úvida sobre quem são os beneficiários legais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roblemas com o recebi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edido de auxílio para acelerar processo de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solicitação de informações sobre a apólic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pedido de reanálise de sinistro indeferid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 sobre quem são os beneficiários legai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erro no cadastro dos beneficiário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edido de reanálise de sinistro indeferid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edido de reanálise de sinistro indeferid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erro no cadastro dos beneficiário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úvidas sobre cobertura do segur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erro no cadastro dos beneficiários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problemas com o recebimento da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ificuldades no processo de perícia médica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erro no cadastro dos beneficiário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edido de auxílio para acelerar processo de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erro no cadastro dos beneficiário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roblema na liberação de valores após acidente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edido de reanálise de sinistro indeferid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roblemas com o recebi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erro no cadastro dos beneficiário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solicitação de informações sobre a apólic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solicitação de informações sobre a apólic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úvida sobre quem são os beneficiários legai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problemas com o recebi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dúvidas sobre cobertura do segur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erro no cadastro dos beneficiário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solicitação de informações sobre a apólice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dificuldades no processo de perícia médica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pedido de reanálise de sinistro indeferid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atraso no paga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roblemas com o recebi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solicitação de informações sobre a apólic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ificuldades no processo de perícia médica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úvida sobre quem são os beneficiários legai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dificuldades no processo de perícia médica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solicitação de informações sobre a apólice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dúvida sobre quem são os beneficiários legai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solicitação de informações sobre a apólic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dúvida sobre quem são os beneficiários legais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dúvidas sobre cobertura do segur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problema na liberação de valores após acident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edido de reanálise de sinistro indeferid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dúvidas sobre cobertura do segur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atraso no paga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atraso no pagamento da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úvidas sobre cobertura do segur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problema na liberação de valores após acidente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dificuldades no processo de perícia médica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edido de reanálise de sinistro indeferid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dificuldades no processo de perícia médica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solicitação de informações sobre a apólic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roblema na liberação de valores após acident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atraso no paga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pedido de reanálise de sinistro indeferid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erro no cadastro dos beneficiário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problema na liberação de valores após acident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roblemas com o recebimento da indenizaçã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solicitação de informações sobre a apólic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roblemas com o recebimento da indenizaçã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pedido de auxílio para acelerar processo de indenizaçã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s sobre cobertura do segur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solicitação de informações sobre a apólice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dúvida sobre quem são os beneficiários legai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edido de reanálise de sinistro indeferid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edido de auxílio para acelerar processo de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solicitação de informações sobre a apólic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erro no cadastro dos beneficiário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ificuldades no processo de perícia médica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pedido de auxílio para acelerar processo de indenizaçã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edido de auxílio para acelerar processo de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ificuldades no processo de perícia médica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dúvida sobre quem são os beneficiários legai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edido de auxílio para acelerar processo de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erro no cadastro dos beneficiário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roblemas com o recebi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edido de reanálise de sinistro indeferid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roblema na liberação de valores após acidente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dificuldades no processo de perícia médica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edido de auxílio para acelerar processo de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solicitação de informações sobre a apólic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roblema na liberação de valores após acident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ificuldades no processo de perícia médica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ificuldades no processo de perícia médica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dúvida sobre quem são os beneficiários legais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edido de reanálise de sinistro indeferid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úvidas sobre cobertura do segur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erro no cadastro dos beneficiário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s sobre cobertura do segur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roblema na liberação de valores após acident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úvida sobre quem são os beneficiários legai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ificuldades no processo de perícia médica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problema na liberação de valores após acidente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roblema na liberação de valores após acidente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solicitação de informações sobre a apólice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dúvidas sobre cobertura do segur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roblemas com o recebi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problema na liberação de valores após acident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úvida sobre quem são os beneficiários legai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erro no cadastro dos beneficiários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pedido de auxílio para acelerar processo de indenizaçã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edido de reanálise de sinistro indeferid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erro no cadastro dos beneficiário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 sobre quem são os beneficiários legai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solicitação de informações sobre a apólic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úvida sobre quem são os beneficiários legai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roblema na liberação de valores após acidente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solicitação de informações sobre a apólice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solicitação de informações sobre a apólic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solicitação de informações sobre a apólice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problemas com o recebimento da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edido de reanálise de sinistro indeferid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ificuldades no processo de perícia médica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edido de reanálise de sinistro indeferid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edido de reanálise de sinistro indeferid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edido de auxílio para acelerar processo de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erro no cadastro dos beneficiário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dúvidas sobre cobertura do segur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úvida sobre quem são os beneficiários legai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dúvida sobre quem são os beneficiários legais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solicitação de informações sobre a apólice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atraso no paga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roblema na liberação de valores após acidente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atraso no paga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pedido de auxílio para acelerar processo de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úvida sobre quem são os beneficiários legai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solicitação de informações sobre a apólic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edido de reanálise de sinistro indeferid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solicitação de informações sobre a apólic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edido de auxílio para acelerar processo de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roblemas com o recebi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úvidas sobre cobertura do segur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edido de reanálise de sinistro indeferid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solicitação de informações sobre a apólic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dúvidas sobre cobertura do segur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problema na liberação de valores após acidente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atraso no paga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dúvidas sobre cobertura do segur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pedido de auxílio para acelerar processo de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úvida sobre quem são os beneficiários legai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dúvidas sobre cobertura do segur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erro no cadastro dos beneficiário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dúvidas sobre cobertura do segur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edido de auxílio para acelerar processo de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erro no cadastro dos beneficiário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edido de reanálise de sinistro indeferid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solicitação de informações sobre a apólice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dúvida sobre quem são os beneficiários legai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ificuldades no processo de perícia médica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erro no cadastro dos beneficiário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atraso no paga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edido de reanálise de sinistro indeferid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solicitação de informações sobre a apólice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atraso no paga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erro no cadastro dos beneficiário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roblemas com o recebi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solicitação de informações sobre a apólice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edido de reanálise de sinistro indeferid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solicitação de informações sobre a apólic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pedido de reanálise de sinistro indeferid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problema na liberação de valores após acident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pedido de reanálise de sinistro indeferid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ificuldades no processo de perícia médica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problemas com o recebimento da indenizaçã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dificuldades no processo de perícia médica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ificuldades no processo de perícia médica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roblemas com o recebimento da indenizaçã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atraso no pagamento da indenizaçã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dificuldades no processo de perícia médica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edido de reanálise de sinistro indeferid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roblema na liberação de valores após acident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roblemas com o recebi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erro no cadastro dos beneficiário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roblemas com o recebimento da indenizaçã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roblema na liberação de valores após acident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pedido de reanálise de sinistro indeferid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roblemas com o recebimento da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dificuldades no processo de perícia médica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solicitação de informações sobre a apólic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problemas com o recebi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dificuldades no processo de perícia médica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dúvidas sobre cobertura do segur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erro no cadastro dos beneficiário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úvida sobre quem são os beneficiários legai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dificuldades no processo de perícia médica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ificuldades no processo de perícia médica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erro no cadastro dos beneficiário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roblema na liberação de valores após acidente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pedido de reanálise de sinistro indeferid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atraso no paga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pedido de auxílio para acelerar processo de indenizaçã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edido de auxílio para acelerar processo de indenizaçã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atraso no paga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solicitação de informações sobre a apólic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problemas com o recebimento da indenizaçã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dúvida sobre quem são os beneficiários legai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edido de reanálise de sinistro indeferid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ificuldades no processo de perícia médica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problema na liberação de valores após acident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dúvidas sobre cobertura do segur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atraso no pagamento da indenizaçã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edido de reanálise de sinistro indeferid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solicitação de informações sobre a apólic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dúvidas sobre cobertura do segur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roblema na liberação de valores após acidente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pedido de reanálise de sinistro indeferid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dificuldades no processo de perícia médica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erro no cadastro dos beneficiários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problemas com o recebimento da indenizaçã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solicitação de informações sobre a apólic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roblemas com o recebimento da indenizaçã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erro no cadastro dos beneficiário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dúvida sobre quem são os beneficiários legai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dúvida sobre quem são os beneficiários legai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ificuldades no processo de perícia médica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s sobre cobertura do segur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erro no cadastro dos beneficiário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pedido de reanálise de sinistro indeferid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ificuldades no processo de perícia médica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erro no cadastro dos beneficiário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s sobre cobertura do segur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ificuldades no processo de perícia médica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atraso no paga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ificuldades no processo de perícia médica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solicitação de informações sobre a apólice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problema na liberação de valores após acidente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solicitação de informações sobre a apólice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solicitação de informações sobre a apólic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úvida sobre quem são os beneficiários legais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 sobre quem são os beneficiários legai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edido de reanálise de sinistro indeferid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edido de reanálise de sinistro indeferid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dúvidas sobre cobertura do segur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dúvida sobre quem são os beneficiários legai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erro no cadastro dos beneficiário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ificuldades no processo de perícia médica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erro no cadastro dos beneficiário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Bom dia, gostaria de solicitar informações sobre dúvidas sobre cobertura do segur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ificuldades no processo de perícia médica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solicitação de informações sobre a apólice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ificuldades no processo de perícia médica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erro no cadastro dos beneficiários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problemas com o recebi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atraso no pagamento da indenizaçã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úvidas sobre cobertura do segur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dúvidas sobre cobertura do seguro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dúvida sobre quem são os beneficiários legai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dificuldades no processo de perícia médica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erro no cadastro dos beneficiários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entender melhor o processo para pedido de auxílio para acelerar processo de indenizaçã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roblemas com o recebimento da indenizaçã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erro no cadastro dos beneficiários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dificuldades no processo de perícia médica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roblema na liberação de valores após acidente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solicitação de informações sobre a apólice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atraso no pagamento da indenizaçã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edido de auxílio para acelerar processo de indenização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problema na liberação de valores após acidente referente ao sinistro número 123. Agradeço pela atenção e aguardo retorn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úvida sobre quem são os beneficiários legai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solicitação de informações sobre a apólice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Preciso de ajuda urgente com atraso no pagamento da indenização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Gostaria de saber mais detalhes sobre problema na liberação de valores após acidente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erro no cadastro dos beneficiários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dificuldades no processo de perícia médica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Estou enfrentando uma situação complicada com dificuldades no processo de perícia médica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dificuldades no processo de perícia médica referente ao sinistro número 123. Por favor, esclareçam minha situação com urgência.</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atraso no pagamento da indenização referente ao sinistro número 123. Conto com a ajuda de vocês para resolver essa situação.</text:p>
          </table:table-cell>
          <table:table-cell office:value-type="string" calcext:value-type="string">
            <text:p>DPVAT/SPVAT</text:p>
          </table:table-cell>
          <table:table-cell table:number-columns-repeated="16382"/>
        </table:table-row>
        <table:table-row table:style-name="ro1">
          <table:table-cell office:value-type="string" calcext:value-type="string">
            <text:p>Prezados, venho por meio desta reclamar sobre problemas com o recebimento da indenização referente ao sinistro número 123. Aguardo uma resposta urgente.</text:p>
          </table:table-cell>
          <table:table-cell office:value-type="string" calcext:value-type="string">
            <text:p>DPVAT/SPVAT</text:p>
          </table:table-cell>
          <table:table-cell table:number-columns-repeated="16382"/>
        </table:table-row>
        <table:table-row table:style-name="ro1">
          <table:table-cell office:value-type="string" calcext:value-type="string">
            <text:p>Olá, estou enfrentando dificuldades com erro no cadastro dos beneficiário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atraso no pagamento da indenizaçã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Encontro-me com problemas no recebimento de pedido de auxílio para acelerar processo de indenização referente ao sinistro número 123. Preciso de uma solução rápida para esse problema.</text:p>
          </table:table-cell>
          <table:table-cell office:value-type="string" calcext:value-type="string">
            <text:p>DPVAT/SPVAT</text:p>
          </table:table-cell>
          <table:table-cell table:number-columns-repeated="16382"/>
        </table:table-row>
        <table:table-row table:style-name="ro1">
          <table:table-cell office:value-type="string" calcext:value-type="string">
            <text:p>Peço orientação sobre erro no cadastro dos beneficiários referente ao sinistro número 123. Por favor, me deem uma solução o mais breve possível.</text:p>
          </table:table-cell>
          <table:table-cell office:value-type="string" calcext:value-type="string">
            <text:p>DPVAT/SPVAT</text:p>
          </table:table-cell>
          <table:table-cell table:number-columns-repeated="16382"/>
        </table:table-row>
        <table:table-row table:style-name="ro1">
          <table:table-cell office:value-type="string" calcext:value-type="string">
            <text:p>Solicito que seja reavaliada minha solicitação de dúvidas sobre cobertura do seguro referente ao sinistro número 123. Preciso de uma solução rápida para esse problema.</text:p>
          </table:table-cell>
          <table:table-cell office:value-type="string" calcext:value-type="string">
            <text:p>DPVAT/SPVAT</text:p>
          </table:table-cell>
          <table:table-cell table:number-columns-repeated="1638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text>R$ </number:text>
      <number:number number:decimal-places="0" number:min-decimal-places="0" number:min-integer-digits="1" number:grouping="true"/>
      <number:text loext:blank-width-char=")"> </number:text>
    </number:number-style>
    <number:number-style style:name="N114">
      <number:text>(R$ </number:text>
      <number:number number:decimal-places="0" number:min-decimal-places="0" number:min-integer-digits="1" number:grouping="true"/>
      <number:text>)</number:text>
      <style:map style:condition="value()&gt;=0" style:apply-style-name="N114P0"/>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style:text-properties fo:color="#ff0000"/>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2" number:min-decimal-places="2" number:min-integer-digits="1" number:grouping="true"/>
      <number:text loext:blank-width-char=")"> </number:text>
    </number:number-style>
    <number:number-style style:name="N116">
      <number:text>(R$ </number:text>
      <number:number number:decimal-places="2" number:min-decimal-places="2" number:min-integer-digits="1" number:grouping="true"/>
      <number:text>)</number:text>
      <style:map style:condition="value()&gt;=0" style:apply-style-name="N116P0"/>
    </number:number-style>
    <number:number-style style:name="N117P0" style:volatile="true">
      <number:text>R$ </number:text>
      <number:number number:decimal-places="2" number:min-decimal-places="2" number:min-integer-digits="1" number:grouping="true"/>
      <number:text loext:blank-width-char=")"> </number:text>
    </number:number-style>
    <number:number-style style:name="N117">
      <style:text-properties fo:color="#ff0000"/>
      <number:text>(R$ </number:text>
      <number:number number:decimal-places="2" number:min-decimal-places="2" number:min-integer-digits="1" number:grouping="true"/>
      <number:text>)</number:text>
      <style:map style:condition="value()&gt;=0" style:apply-style-name="N117P0"/>
    </number:number-style>
    <number:date-style style:name="N118">
      <number:day/>
      <number:text>/</number:text>
      <number:month/>
      <number:text>/</number:text>
      <number:year number:style="long"/>
    </number:date-style>
    <number:date-style style:name="N119">
      <number:day/>
      <number:text>/</number:text>
      <number:month number:textual="true"/>
      <number:text>/</number:text>
      <number:year/>
    </number:date-style>
    <number:date-style style:name="N120">
      <number:day/>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date-style style:name="N124">
      <number:day/>
      <number:text>/</number:text>
      <number:month/>
      <number:text>/</number:text>
      <number:year number:style="long"/>
      <number:text> </number:text>
      <number:hours number:style="long"/>
      <number:text>:</number:text>
      <number:minutes number:style="long"/>
    </number:date-style>
    <number:number-style style:name="N125P0" style:volatile="true">
      <number:number number:decimal-places="0" number:min-decimal-places="0" number:min-integer-digits="1" number:grouping="true"/>
      <number:text loext:blank-width-char=")">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number-style style:name="N126P0" style:volatile="true">
      <number:number number:decimal-places="0" number:min-decimal-places="0" number:min-integer-digits="1" number:grouping="true"/>
      <number:text loext:blank-width-char=")">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7P0" style:volatile="true">
      <number:number number:decimal-places="2" number:min-decimal-places="2" number:min-integer-digits="1" number:grouping="true"/>
      <number:text loext:blank-width-char=")">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number number:decimal-places="2" number:min-decimal-places="2" number:min-integer-digits="1" number:grouping="true"/>
      <number:text loext:blank-width-char=")">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29P2" style:volatile="true">
      <number:text loext:blank-width-char="("> </number:text>
      <number:fill-character> </number:fill-character>
      <number:text loext:blank-width-char=")1">-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3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30P2" style:volatile="true">
      <number:text loext:blank-width-char="("> R$ </number:text>
      <number:fill-character> </number:fill-character>
      <number:text loext:blank-width-char=")1">-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2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32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32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05:01:42</meta:creation-date>
    <dc:date>2024-10-21T02:04:58.851588886</dc:date>
    <meta:generator>LibreOffice/24.2.6.2$Linux_X86_64 LibreOffice_project/8e9a753d9daaea75c34b417ba1bdf556bf2fc5b3</meta:generator>
    <meta:editing-duration>PT2M50S</meta:editing-duration>
    <meta:editing-cycles>1</meta:editing-cycles>
    <meta:document-statistic meta:table-count="1" meta:cell-count="754" meta:object-count="0"/>
    <meta:user-defined meta:name="AppVersion">12.0000</meta:user-defined>
  </office:meta>
</office:document-meta>
</file>